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color="#FF3399" fo:font-size="30pt" style:font-size-asian="30pt" style:font-size-complex="30pt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4" style:parent-style-name="DefaultParagraphFont" style:family="text">
      <style:text-properties fo:color="#FF3399" fo:font-size="30pt" style:font-size-asian="30pt" style:font-size-complex="30pt"/>
    </style:style>
    <style:style style:name="P5" style:parent-style-name="Normal" style:family="paragraph">
      <style:text-properties fo:color="#FF3399" fo:font-size="30pt" style:font-size-asian="30pt" style:font-size-complex="30pt"/>
    </style:style>
    <style:style style:name="P6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7" style:parent-style-name="Normal" style:family="paragraph">
      <style:text-properties fo:color="#FF3399" fo:font-size="30pt" style:font-size-asian="30pt" style:font-size-complex="30pt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text-properties fo:color="#FF3399" fo:font-size="30pt" style:font-size-asian="30pt" style:font-size-complex="30pt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 fo:clip="rect(0in, 0in, 0.96069in, 0in)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fo:clip="rect(0in, 0in, 1.02461in, 0in)"/>
    </style:style>
    <style:style style:family="graphic" style:name="a3" style:parent-style-name="Graphics">
      <style:graphic-properties fo:border="0.01042in none" fo:background-color="transparent" fo:clip="rect(0in, 0in, 1.06106in, 0in)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Britain Between 1750 and 1900</text:p>
      <text:p text:style-name="Normal"><draw:frame draw:z-index="251661312" draw:id="id0" draw:style-name="a0" draw:name="Text Box 7" text:anchor-type="paragraph" svg:x="3.19792in" svg:y="1.87153in" svg:width="2.60417in" svg:height="0.27083in" style:rel-width="scale" style:rel-height="scale"><draw:text-box><text:p text:style-name="P2">1750</text:p></draw:text-box><svg:title/><svg:desc/></draw:frame><draw:frame draw:z-index="251659264" draw:id="id1" draw:style-name="a1" draw:name="Text Box 2" text:anchor-type="paragraph" svg:x="0.09375in" svg:y="1.88194in" svg:width="2.66667in" svg:height="0.30208in" style:rel-width="scale" style:rel-height="scale"><draw:text-box><text:p text:style-name="P3">1750</text:p></draw:text-box><svg:title/><svg:desc/></draw:frame><draw:frame draw:style-name="a2" draw:name="Picture 1" text:anchor-type="as-char" svg:x="0in" svg:y="0in" svg:width="2.91552in" svg:height="1.92355in" style:rel-width="scale" style:rel-height="scale"><draw:image xlink:href="media/image1.png" xlink:type="simple" xlink:show="embed" xlink:actuate="onLoad"/><svg:title/><svg:desc/></draw:frame><text:span text:style-name="T4"><text:s text:c="2"/></text:span><draw:frame draw:style-name="a3" draw:name="Picture 6" text:anchor-type="as-char" svg:x="0in" svg:y="0in" svg:width="2.86124in" svg:height="1.88003in" style:rel-width="scale" style:rel-height="scale"><draw:image xlink:href="media/image2.png" xlink:type="simple" xlink:show="embed" xlink:actuate="onLoad"/><svg:title/><svg:desc/></draw:frame></text:p>
      <text:p text:style-name="P5"/>
      <text:p text:style-name="Normal"><draw:frame draw:z-index="251660288" draw:id="id2" draw:style-name="a4" draw:name="Text Box 5" text:anchor-type="paragraph" svg:x="0in" svg:y="2.38819in" svg:width="6.25764in" svg:height="0.39583in" style:rel-width="scale" style:rel-height="scale"><draw:text-box><text:p text:style-name="P6">1900 industrial revolution</text:p></draw:text-box><svg:title/><svg:desc/></draw:frame><draw:frame draw:style-name="a5" draw:name="Picture 4" text:anchor-type="as-char" svg:x="0in" svg:y="0in" svg:width="6.26806in" svg:height="2.38194in" style:rel-width="scale" style:rel-height="scale"><draw:image xlink:href="media/image3.jpeg" xlink:type="simple" xlink:show="embed" xlink:actuate="onLoad"/><svg:title/><svg:desc>The Industrial Revolution in Great Britain (1750 - 1850) | How did Britain  change in a century</svg:desc></draw:frame></text:p>
      <text:p text:style-name="P7"/>
      <text:p text:style-name="Normal"><draw:frame draw:z-index="251662336" draw:id="id3" draw:style-name="a6" draw:name="Text Box 9" text:anchor-type="paragraph" svg:x="-0.01042in" svg:y="1.87292in" svg:width="3.14653in" svg:height="0.29167in" style:rel-width="scale" style:rel-height="scale"><draw:text-box><text:p text:style-name="P8">1900</text:p></draw:text-box><svg:title/><svg:desc/></draw:frame><draw:frame draw:style-name="a7" draw:name="Picture 8" text:anchor-type="as-char" svg:x="0in" svg:y="0in" svg:width="3.13849in" svg:height="1.86573in" style:rel-width="scale" style:rel-height="scale"><draw:image xlink:href="media/image4.png" xlink:type="simple" xlink:show="embed" xlink:actuate="onLoad"/><svg:title/><svg:desc/></draw:frame></text:p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DA, Sriman</meta:initial-creator>
    <dc:creator>MANDA, Sriman</dc:creator>
    <meta:creation-date>2020-09-24T16:41:00Z</meta:creation-date>
    <dc:date>2020-09-24T17:08:00Z</dc:date>
    <meta:template xlink:href="Normal" xlink:type="simple"/>
    <meta:editing-cycles>1</meta:editing-cycles>
    <meta:editing-duration>PT1620S</meta:editing-duration>
    <meta:document-statistic meta:page-count="1" meta:paragraph-count="1" meta:word-count="6" meta:character-count="45" meta:row-count="1" meta:non-whitespace-character-count="40"/>
  </office:meta>
</office:document-meta>
</file>